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6fe5" officeooo:paragraph-rsid="000e6fe5"/>
    </style:style>
    <style:style style:name="P2" style:family="paragraph" style:parent-style-name="Standard">
      <style:paragraph-properties fo:text-align="justify" style:justify-single-word="false"/>
      <style:text-properties officeooo:rsid="000fedc3" officeooo:paragraph-rsid="000fedc3"/>
    </style:style>
    <style:style style:name="P3" style:family="paragraph" style:parent-style-name="Standard">
      <style:paragraph-properties fo:text-align="justify" style:justify-single-word="false"/>
      <style:text-properties officeooo:rsid="00115521" officeooo:paragraph-rsid="00115521"/>
    </style:style>
    <style:style style:name="P4" style:family="paragraph" style:parent-style-name="Standard">
      <style:paragraph-properties fo:text-align="justify" style:justify-single-word="false"/>
      <style:text-properties officeooo:paragraph-rsid="00115521"/>
    </style:style>
    <style:style style:name="T1" style:family="text">
      <style:text-properties officeooo:rsid="0011552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s" fo:country="ES" fo:font-weight="bold"/>
    </style:style>
    <style:style style:name="T4" style:family="text">
      <style:text-properties fo:language="es" fo:country="ES" fo:font-weight="bold" style:font-weight-asian="bold" style:font-weight-complex="bold"/>
    </style:style>
    <style:style style:name="T5" style:family="text">
      <style:text-properties fo:language="es" fo:country="ES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l directorio <text:s/>de descargas y nos clonaremos el siguiente repositorio:</text:p>
      <text:p text:style-name="P1"><text:span text:style-name="T1">git </text:span><text:a xlink:type="simple" xlink:href="https://github.com/VaughnValle/blue-sky.git" text:style-name="Internet_20_link" text:visited-style-name="Visited_20_Internet_20_Link">https://github.com/VaughnValle/blue-sky.git</text:a> </text:p>
      <text:p text:style-name="P1"/>
      <text:p text:style-name="P2">Nos metemos <text:s/>dentro del directorio clonado y vamos al directorio polybar, todo lo que hay dentro lo vamos a copiar de forma recursiva a la siguiente ruta ~/.config/polybar; lo siguiente seria ir al archivo de configuracion bspwn.rc que nos despliegue la polybar al inicar el equipo.</text:p>
      <text:p text:style-name="P3">Para ello haremos el siguiente comando echo ‘~/.config/polybar/./launch.sh’ » ~/.config/bspwm/bspwmrc </text:p>
      <text:p text:style-name="P3">Para que carguen bien los cambios tambien deberemos meter los archivos del directorio polybar/fonts a <text:s/>/usr/share/fonts/truetype </text:p>
      <text:p text:style-name="P3"/>
      <text:p text:style-name="P4"><text:span text:style-name="T1">fc-cache→ </text:span><text:span text:style-name="T5">esta herramienta nos permite volver a generar y actualizar la caché de fuentes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00:07:49.825000000</meta:creation-date>
    <dc:date>2023-07-03T00:54:48.201000000</dc:date>
    <meta:editing-duration>PT46M57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6" meta:word-count="99" meta:character-count="726" meta:non-whitespace-character-count="626"/>
  </office:meta>
</office:document-meta>
</file>